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E6E000003D9F08EF60C8B84698A.png" manifest:media-type="image/png"/>
  <manifest:file-entry manifest:full-path="Pictures/1000000100000E3F000003B9B71D243DC6E9315F.png" manifest:media-type="image/png"/>
  <manifest:file-entry manifest:full-path="Pictures/1000000100000E3F000003B9E173249B726DC784.png" manifest:media-type="image/png"/>
  <manifest:file-entry manifest:full-path="Pictures/1000000100000E35000003BBBD90850D1ADF5091.png" manifest:media-type="image/png"/>
  <manifest:file-entry manifest:full-path="Pictures/1000000100000E35000003BB3D236211D678BF6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in" svg:y="0.0827in" svg:width="9.4252in" svg:height="2.4744in" draw:z-index="0"><draw:image xlink:href="Pictures/1000000100000E35000003BB3D236211D678BF62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2" text:anchor-type="char" svg:x="-0.048in" svg:y="0.002in" svg:width="9.4252in" svg:height="2.4744in" draw:z-index="1"><draw:image xlink:href="Pictures/1000000100000E35000003BBBD90850D1ADF5091.png" xlink:type="simple" xlink:show="embed" xlink:actuate="onLoad" draw:mime-type="image/png"/></draw:frame></text:p>
      <text:p text:style-name="Standard"/>
      <text:p text:style-name="P1"><draw:frame draw:style-name="fr1" draw:name="Image3" text:anchor-type="char" svg:width="9.4252in" svg:height="2.4626in" draw:z-index="2"><draw:image xlink:href="Pictures/1000000100000E3F000003B9E173249B726DC784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4" text:anchor-type="char" svg:x="0in" svg:y="0.0327in" svg:width="9.4252in" svg:height="2.4626in" draw:z-index="3"><draw:image xlink:href="Pictures/1000000100000E3F000003B9B71D243DC6E9315F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Image5" text:anchor-type="char" svg:width="9.4252in" svg:height="2.5126in" draw:z-index="4"><draw:image xlink:href="Pictures/1000000100000E6E000003D9F08EF60C8B8469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4:44:37.518250086</meta:creation-date>
    <meta:print-date>2024-10-11T14:50:25.564590199</meta:print-date>
    <dc:date>2024-10-11T14:51:54.637999769</dc:date>
    <meta:editing-duration>PT7M18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7.3.7.2$Linux_X86_64 LibreOffice_project/30$Build-2</meta:generator>
  </office:meta>
</office:document-meta>
</file>